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proximanova" svg:font-family="proximanov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282828" style:font-name="proximanova" fo:font-size="9.80000019073486pt" fo:letter-spacing="normal" fo:font-style="normal" fo:font-weight="normal" officeooo:rsid="0028016a" officeooo:paragraph-rsid="0005aeb1" style:font-size-asian="10.5pt" style:font-weight-asian="normal" style:font-size-complex="12pt" style:font-weight-complex="normal"/>
    </style:style>
    <style:style style:name="P2"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82828" style:font-name="proximanova" fo:font-size="9.80000019073486pt" fo:letter-spacing="normal" fo:font-style="normal" fo:font-weight="normal"/>
    </style:style>
    <style:style style:name="P3" style:family="paragraph" style:parent-style-name="Text_20_body">
      <style:paragraph-properties fo:margin-left="0in" fo:margin-right="0in" fo:margin-top="0.1091in" fo:margin-bottom="0.1091in" loext:contextual-spacing="false" fo:orphans="2" fo:widows="2" fo:text-indent="0in" style:auto-text-indent="false"/>
    </style:style>
    <style:style style:name="P4" style:family="paragraph" style:parent-style-name="Text_20_body">
      <style:paragraph-properties fo:margin-left="0in" fo:margin-right="0in" fo:margin-top="0.1091in" fo:margin-bottom="0.1091in" loext:contextual-spacing="false" fo:orphans="2" fo:widows="2" fo:text-indent="0in" style:auto-text-indent="false"/>
      <style:text-properties fo:font-variant="normal" fo:text-transform="none" fo:color="#282828" style:font-name="proximanova" fo:font-size="9.80000019073486pt" fo:letter-spacing="normal" fo:font-style="normal" fo:font-weight="normal"/>
    </style:style>
    <style:style style:name="T1" style:family="text">
      <style:text-properties fo:font-variant="normal" fo:text-transform="none" fo:color="#282828" style:font-name="proximanova" fo:font-size="9.80000019073486pt" fo:letter-spacing="normal" fo:font-style="normal" fo:font-weight="bold"/>
    </style:style>
    <style:style style:name="T2" style:family="text">
      <style:text-properties fo:font-variant="normal" fo:text-transform="none" fo:color="#282828" style:font-name="proximanova" fo:font-size="9.80000019073486pt" fo:letter-spacing="normal" fo:font-style="normal" fo:font-weight="normal"/>
    </style:style>
    <style:style style:name="T3" style:family="text">
      <style:text-properties fo:font-variant="normal" fo:text-transform="none" fo:color="#bb0000" style:font-name="proximanova" fo:font-size="9.80000019073486pt" fo:letter-spacing="normal" fo:font-style="normal" style:text-underline-style="solid" style:text-underline-width="auto" style:text-underline-color="font-color" fo:font-weight="normal"/>
    </style:style>
    <style:style style:name="T4" style:family="text">
      <style:text-properties fo:font-variant="normal" fo:text-transform="none" fo:color="#bb0000" style:font-name="proximanova" fo:font-size="9.80000019073486pt" fo:letter-spacing="normal" fo:font-style="normal" style:text-underline-style="solid" style:text-underline-width="auto" style:text-underline-color="font-color" fo:font-weight="normal" loext:padding="0in" loext: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assignment was locked Apr 16 at 11:59pm.</text:p>
      <text:p text:style-name="P3"><text:span text:style-name="Strong_20_Emphasis"><text:span text:style-name="T1">Question 1 (30 points): </text:span></text:span><text:span text:style-name="T2">Complete three whole rounds of the EM algorithm for the discrete mixture candy problem we discussed and started to work on in class (reprinted below).  Discuss what happens to the distributions across the different steps of the algorithm.  Can you tell if you have achieved convergence after three iterations?</text:span></text:p>
      <text:p text:style-name="P2">[Problem:] Someone has dumped two bags of candy into a bowl; each bag had a slightly different distribution of candies to begin with.  A candy either has a hole or is solid, and can either be red or yellow.  The ten candies include:</text:p>
      <text:p text:style-name="P2">2 yellow hole<text:line-break/>2 yellow solid<text:line-break/>4 red hole<text:line-break/>2 red solid<text:line-break/><text:line-break/>Start your model from the following initial parameters:</text:p>
      <text:p text:style-name="P2">P(Bag={1,2}) = &lt;.5,.5&gt;<text:line-break/>P(Color={Yellow,Red}|Bag=1) = &lt;.3,.7&gt;<text:line-break/>P(Color={Yellow,Red}|Bag=2) = &lt;.7,.3&gt;<text:line-break/>P(Shape={Hole,Solid}|Bag=1) = &lt;.6,.4&gt;<text:line-break/>P(Shape={Hole,Solid}|Bag=2) = &lt;.4,.6&gt;</text:p>
      <text:p text:style-name="P3"><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proximanova" svg:font-family="proximanov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7:19:00.904401000</meta:creation-date>
    <meta:generator>LibreOffice/5.2.0.4$MacOSX_X86_64 LibreOffice_project/066b007f5ebcc236395c7d282ba488bca6720265</meta:generator>
    <dc:date>2017-04-19T18:59:50.936032000</dc:date>
    <meta:editing-duration>P3DT21H37M21S</meta:editing-duration>
    <meta:editing-cycles>42</meta:editing-cycles>
    <meta:document-statistic meta:table-count="0" meta:image-count="0" meta:object-count="0" meta:page-count="1" meta:paragraph-count="5" meta:word-count="139" meta:character-count="892" meta:non-whitespace-character-count="753"/>
  </office:meta>
</office:document-meta>
</file>